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Prime Code" svg:font-family="'Courier Prime Code'"/>
    <style:font-face style:name="Lohit Devanagari1" svg:font-family="'Lohit Devanagari'"/>
    <style:font-face style:name="Segoe UI" svg:font-family="'Segoe UI', Tahoma, Geneva, Verdana, sans-serif, 'Arial Narrow', Arial, sans-serif"/>
    <style:font-face style:name="Courier New" svg:font-family="'Courier New'" style:font-family-generic="modern"/>
    <style:font-face style:name="Liberation Serif1" svg:font-family="'Liberation Serif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size="20pt" fo:font-weight="bold" officeooo:rsid="00089273" officeooo:paragraph-rsid="00089273" style:font-size-asian="20pt" style:font-weight-asian="bold" style:font-size-complex="20pt" style:font-weight-complex="bold"/>
    </style:style>
    <style:style style:name="P2" style:family="paragraph" style:parent-style-name="Text_20_body">
      <style:text-properties officeooo:rsid="000922bc" officeooo:paragraph-rsid="000922bc"/>
    </style:style>
    <style:style style:name="P3" style:family="paragraph" style:parent-style-name="Text_20_body">
      <style:paragraph-properties fo:text-align="center" style:justify-single-word="false"/>
      <style:text-properties officeooo:paragraph-rsid="000922bc"/>
    </style:style>
    <style:style style:name="P4" style:family="paragraph" style:parent-style-name="Text_20_body">
      <style:text-properties officeooo:rsid="000b31ce" officeooo:paragraph-rsid="000b31ce"/>
    </style:style>
    <style:style style:name="P5" style:family="paragraph" style:parent-style-name="Text_20_body">
      <style:text-properties officeooo:rsid="00455f18" officeooo:paragraph-rsid="00455f18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Heading">
      <style:paragraph-properties fo:text-align="end" style:justify-single-word="false"/>
    </style:style>
    <style:style style:name="P8" style:family="paragraph" style:parent-style-name="Heading">
      <style:paragraph-properties fo:line-height="0.529cm" fo:text-align="center" style:justify-single-word="false"/>
    </style:style>
    <style:style style:name="P9" style:family="paragraph" style:parent-style-name="Heading">
      <style:paragraph-properties fo:line-height="0.529cm" fo:text-align="center" style:justify-single-word="false"/>
      <style:text-properties officeooo:paragraph-rsid="000922bc"/>
    </style:style>
    <style:style style:name="P10" style:family="paragraph" style:parent-style-name="Standard">
      <style:paragraph-properties style:line-height-at-least="0.529cm"/>
      <style:text-properties fo:color="#24292e" style:font-name="Courier Prime Code" fo:font-size="9pt" fo:font-weight="bold" fo:background-color="#ffffff" style:font-size-asian="9pt" style:font-size-complex="9pt"/>
    </style:style>
    <style:style style:name="P11" style:family="paragraph" style:parent-style-name="Standard">
      <style:text-properties fo:color="#24292e" style:font-name="Courier Prime Code" fo:font-size="9pt" fo:font-weight="bold" officeooo:paragraph-rsid="0102007b" fo:background-color="#ffffff" style:font-size-asian="9pt" style:font-size-complex="9pt"/>
    </style:style>
    <style:style style:name="P12" style:family="paragraph" style:parent-style-name="Standard">
      <style:paragraph-properties style:line-height-at-least="0.529cm"/>
      <style:text-properties fo:color="#24292e" fo:font-size="9pt" fo:background-color="#ffffff" style:font-size-asian="9pt" style:font-size-complex="9pt"/>
    </style:style>
    <style:style style:name="P13" style:family="paragraph" style:parent-style-name="Standard">
      <style:paragraph-properties style:line-height-at-least="0.529cm"/>
      <style:text-properties fo:color="#24292e" fo:font-size="9pt" officeooo:paragraph-rsid="0102007b" fo:background-color="#ffffff" style:font-size-asian="9pt" style:font-size-complex="9pt"/>
    </style:style>
    <style:style style:name="P14" style:family="paragraph" style:parent-style-name="Standard">
      <style:paragraph-properties style:line-height-at-least="0.529cm"/>
      <style:text-properties fo:color="#6a737d" style:font-name="Courier Prime Code" fo:font-size="9pt" fo:font-weight="bold" fo:background-color="#ffffff" style:font-size-asian="9pt" style:font-size-complex="9pt"/>
    </style:style>
    <style:style style:name="P15" style:family="paragraph" style:parent-style-name="Standard">
      <style:paragraph-properties style:line-height-at-least="0.529cm"/>
      <style:text-properties fo:color="#6a737d" fo:font-size="9pt" officeooo:paragraph-rsid="0102007b" fo:background-color="#ffffff" style:font-size-asian="9pt" style:font-size-complex="9pt"/>
    </style:style>
    <style:style style:name="P16" style:family="paragraph" style:parent-style-name="Standard">
      <style:paragraph-properties style:line-height-at-least="0.529cm"/>
      <style:text-properties fo:font-size="9pt" style:font-size-asian="9pt" style:font-size-complex="9pt"/>
    </style:style>
    <style:style style:name="P17" style:family="paragraph" style:parent-style-name="Standard">
      <style:paragraph-properties style:line-height-at-least="0.529cm"/>
      <style:text-properties fo:font-size="9pt" officeooo:paragraph-rsid="0102007b" style:font-size-asian="9pt" style:font-size-complex="9pt"/>
    </style:style>
    <style:style style:name="P18" style:family="paragraph" style:parent-style-name="Standard">
      <style:text-properties officeooo:rsid="00fc74a6" officeooo:paragraph-rsid="00fc74a6"/>
    </style:style>
    <style:style style:name="P19" style:family="paragraph" style:parent-style-name="Text_20_body" style:list-style-name="L3">
      <style:text-properties officeooo:paragraph-rsid="0071c113"/>
    </style:style>
    <style:style style:name="P20" style:family="paragraph" style:parent-style-name="Text_20_body" style:list-style-name="L3">
      <style:paragraph-properties fo:text-align="start" style:justify-single-word="false"/>
      <style:text-properties fo:font-weight="normal" officeooo:rsid="000922bc" officeooo:paragraph-rsid="00421de0" style:font-weight-asian="normal" style:font-weight-complex="normal"/>
    </style:style>
    <style:style style:name="P21" style:family="paragraph" style:parent-style-name="Text_20_body" style:list-style-name="L3">
      <style:paragraph-properties fo:text-align="start" style:justify-single-word="false"/>
      <style:text-properties fo:font-weight="normal" officeooo:rsid="000922bc" officeooo:paragraph-rsid="000922bc" style:font-weight-asian="normal" style:font-weight-complex="normal"/>
    </style:style>
    <style:style style:name="P22" style:family="paragraph" style:parent-style-name="Text_20_body">
      <style:text-properties officeooo:rsid="00f6b637" officeooo:paragraph-rsid="00f6b637"/>
    </style:style>
    <style:style style:name="P23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24" style:family="paragraph" style:parent-style-name="Text_20_body">
      <style:text-properties officeooo:paragraph-rsid="0101aed7"/>
    </style:style>
    <style:style style:name="P25" style:family="paragraph" style:parent-style-name="Text_20_body">
      <style:paragraph-properties fo:text-align="center" style:justify-single-word="false"/>
      <style:text-properties officeooo:paragraph-rsid="0101aed7"/>
    </style:style>
    <style:style style:name="P26" style:family="paragraph" style:parent-style-name="Text_20_body">
      <style:paragraph-properties fo:text-align="center" style:justify-single-word="false"/>
      <style:text-properties officeooo:paragraph-rsid="0102007b"/>
    </style:style>
    <style:style style:name="P27" style:family="paragraph" style:parent-style-name="Text_20_body">
      <style:text-properties officeooo:paragraph-rsid="0102007b"/>
    </style:style>
    <style:style style:name="P28" style:family="paragraph" style:parent-style-name="Text_20_body">
      <style:text-properties officeooo:rsid="010ff198" officeooo:paragraph-rsid="010ff198"/>
    </style:style>
    <style:style style:name="P29" style:family="paragraph" style:parent-style-name="Text_20_body">
      <style:text-properties officeooo:rsid="0117aa4b" officeooo:paragraph-rsid="0117aa4b"/>
    </style:style>
    <style:style style:name="P30" style:family="paragraph" style:parent-style-name="Text_20_body">
      <style:text-properties officeooo:rsid="0119d205" officeooo:paragraph-rsid="0119d205"/>
    </style:style>
    <style:style style:name="P31" style:family="paragraph" style:parent-style-name="Text_20_body">
      <style:text-properties officeooo:paragraph-rsid="0117aa4b"/>
    </style:style>
    <style:style style:name="P32" style:family="paragraph" style:parent-style-name="Heading">
      <style:paragraph-properties fo:text-align="end" style:justify-single-word="false"/>
      <style:text-properties officeooo:paragraph-rsid="00f39a23"/>
    </style:style>
    <style:style style:name="P33" style:family="paragraph" style:parent-style-name="Heading_20_1">
      <style:text-properties officeooo:rsid="000922bc" officeooo:paragraph-rsid="000922bc"/>
    </style:style>
    <style:style style:name="P34" style:family="paragraph" style:parent-style-name="Heading_20_1">
      <style:text-properties officeooo:rsid="00f6b637" officeooo:paragraph-rsid="00f6b637"/>
    </style:style>
    <style:style style:name="P35" style:family="paragraph" style:parent-style-name="Heading_20_1">
      <style:text-properties officeooo:rsid="00fe04f9" officeooo:paragraph-rsid="00fe04f9"/>
    </style:style>
    <style:style style:name="P36" style:family="paragraph" style:parent-style-name="Heading_20_1">
      <style:text-properties officeooo:rsid="0108550d" officeooo:paragraph-rsid="0108550d"/>
    </style:style>
    <style:style style:name="P37" style:family="paragraph" style:parent-style-name="Heading_20_1">
      <style:text-properties officeooo:rsid="0113ca21" officeooo:paragraph-rsid="0113ca21"/>
    </style:style>
    <style:style style:name="P38" style:family="paragraph" style:parent-style-name="Heading_20_1">
      <style:paragraph-properties fo:text-align="center" style:justify-single-word="false" fo:break-before="page"/>
      <style:text-properties officeooo:rsid="000922bc" officeooo:paragraph-rsid="000922bc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Horizontal_20_Line">
      <style:text-properties fo:font-size="9pt" style:font-size-asian="9pt" style:font-size-complex="9pt"/>
    </style:style>
    <style:style style:name="P42" style:family="paragraph" style:parent-style-name="Horizontal_20_Line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31ce" style:font-weight-asian="bold" style:font-weight-complex="bold"/>
    </style:style>
    <style:style style:name="T3" style:family="text">
      <style:text-properties fo:font-weight="bold" officeooo:rsid="00421de0" style:font-weight-asian="bold" style:font-weight-complex="bold"/>
    </style:style>
    <style:style style:name="T4" style:family="text">
      <style:text-properties fo:font-weight="bold" officeooo:rsid="008ca4f6" style:font-weight-asian="bold" style:font-weight-complex="bold"/>
    </style:style>
    <style:style style:name="T5" style:family="text">
      <style:text-properties fo:font-weight="bold" officeooo:rsid="0114dd9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21de0" style:font-weight-asian="normal" style:font-weight-complex="normal"/>
    </style:style>
    <style:style style:name="T8" style:family="text">
      <style:text-properties fo:font-weight="normal" officeooo:rsid="004430cb" style:font-weight-asian="normal" style:font-weight-complex="normal"/>
    </style:style>
    <style:style style:name="T9" style:family="text">
      <style:text-properties fo:font-weight="normal" officeooo:rsid="008ba331" style:font-weight-asian="normal" style:font-weight-complex="normal"/>
    </style:style>
    <style:style style:name="T10" style:family="text">
      <style:text-properties fo:font-weight="normal" officeooo:rsid="008ca4f6" style:font-weight-asian="normal" style:font-weight-complex="normal"/>
    </style:style>
    <style:style style:name="T11" style:family="text">
      <style:text-properties fo:font-weight="normal" officeooo:rsid="00f3e61c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b31c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8ca4f6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117aa4b" style:font-style-asian="normal" style:font-style-complex="normal"/>
    </style:style>
    <style:style style:name="T17" style:family="text">
      <style:text-properties fo:font-style="normal" officeooo:rsid="000b31c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ba33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ca4f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f3e61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f4f21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8ca4f6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a2d8ca" style:font-style-asian="normal" style:font-weight-asian="bold" style:font-style-complex="normal" style:font-weight-complex="bold"/>
    </style:style>
    <style:style style:name="T26" style:family="text">
      <style:text-properties officeooo:rsid="000b31ce" style:font-weight-asian="normal" style:font-weight-complex="normal"/>
    </style:style>
    <style:style style:name="T27" style:family="text">
      <style:text-properties officeooo:rsid="00421de0"/>
    </style:style>
    <style:style style:name="T28" style:family="text">
      <style:text-properties officeooo:rsid="008b329d"/>
    </style:style>
    <style:style style:name="T29" style:family="text">
      <style:text-properties officeooo:rsid="00f39a23"/>
    </style:style>
    <style:style style:name="T30" style:family="text">
      <style:text-properties officeooo:rsid="00f6b637"/>
    </style:style>
    <style:style style:name="T31" style:family="text">
      <style:text-properties fo:color="#d73a49"/>
    </style:style>
    <style:style style:name="T32" style:family="text">
      <style:text-properties fo:color="#d73a49" style:font-name="Courier Prime Code" fo:font-weight="bold"/>
    </style:style>
    <style:style style:name="T33" style:family="text">
      <style:text-properties fo:color="#24292e" style:font-name="Courier Prime Code" fo:font-weight="bold" fo:background-color="#ffffff" loext:char-shading-value="0"/>
    </style:style>
    <style:style style:name="T34" style:family="text">
      <style:text-properties fo:color="#6f42c1"/>
    </style:style>
    <style:style style:name="T35" style:family="text">
      <style:text-properties fo:color="#6f42c1" style:font-name="Courier Prime Code" fo:font-weight="bold"/>
    </style:style>
    <style:style style:name="T36" style:family="text">
      <style:text-properties fo:color="#005cc5" style:font-name="Courier Prime Code" fo:font-weight="bold"/>
    </style:style>
    <style:style style:name="T37" style:family="text">
      <style:text-properties fo:color="#6a737d"/>
    </style:style>
    <style:style style:name="T38" style:family="text">
      <style:text-properties fo:color="#6a737d" style:font-name="Courier Prime Code" fo:font-weight="bold"/>
    </style:style>
    <style:style style:name="T39" style:family="text">
      <style:text-properties fo:color="#6a737d" style:font-name="Courier Prime Code" fo:font-style="italic" fo:font-weight="bold"/>
    </style:style>
    <style:style style:name="T40" style:family="text">
      <style:text-properties style:font-name="Courier Prime Code" fo:font-weight="bold"/>
    </style:style>
    <style:style style:name="T41" style:family="text">
      <style:text-properties fo:font-size="10pt" fo:font-style="italic" officeooo:rsid="00f75b6b" style:font-size-asian="10pt" style:font-style-asian="italic" style:font-size-complex="10pt" style:font-style-complex="italic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officeooo:rsid="00fe04f9"/>
    </style:style>
    <style:style style:name="T44" style:family="text">
      <style:text-properties officeooo:rsid="01113a84"/>
    </style:style>
    <style:style style:name="T45" style:family="text">
      <style:text-properties officeooo:rsid="0114dd92"/>
    </style:style>
    <style:style style:name="T46" style:family="text">
      <style:text-properties officeooo:rsid="0123161d"/>
    </style:style>
    <style:style style:name="fr1" style:family="graphic" style:parent-style-name="Frame">
      <style:graphic-properties style:vertical-pos="middle" style:vertical-rel="page-content" style:horizontal-pos="left" style:horizontal-rel="page-content" fo:padding="0.15cm" fo:border="none" loext:rel-width-rel="paragraph"/>
    </style:style>
    <style:style style:name="fr2" style:family="graphic" style:parent-style-name="Frame">
      <style:graphic-properties style:vertical-pos="from-top" style:vertical-rel="paragraph-content" style:horizontal-pos="right" style:horizontal-rel="paragraph" fo:padding="0.15cm" fo:border="none" loext:rel-width-rel="paragraph"/>
    </style:style>
    <style:style style:name="fr3" style:family="graphic" style:parent-style-name="Frame">
      <style:graphic-properties style:vertical-pos="bottom" style:vertical-rel="page-content" style:horizontal-pos="right" style:horizontal-rel="paragraph" fo:padding="0.15cm" fo:border="non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odificação"/>
        <text:sequence-decl text:display-outline-level="1" text:separation-character="." text:name="Figura"/>
        <text:sequence-decl text:display-outline-level="0" text:name="Listagem"/>
      </text:sequence-decls>
      <draw:frame draw:style-name="fr1" draw:name="Frame1" text:anchor-type="page" text:anchor-page-number="1" svg:width="13.6cm" style:rel-width="80%" draw:z-index="0">
        <draw:text-box fo:min-height="0.499cm">
          <text:p text:style-name="Heading">Relatório do Laboratório <text:span text:style-name="T46">4</text:span></text:p>
        </draw:text-box>
      </draw:frame>
      <text:p text:style-name="P8">Instituto Tecnológico de Aeronáutica</text:p>
      <text:p text:style-name="P9">Curso de Engenharia da Computação</text:p>
      <text:p text:style-name="P9">Disciplina CES-41: Compiladores</text:p>
      <text:p text:style-name="P1"><draw:frame draw:style-name="fr2" draw:name="Frame2" text:anchor-type="paragraph" svg:y="14cm" svg:width="13.6cm" style:rel-width="80%" draw:z-index="1"><draw:text-box fo:min-height="0.499cm"><text:p text:style-name="P32">Vitor Pimenta dos Reis Arruda</text:p><text:p text:style-name="P32"><text:span text:style-name="T29">José Luciano de Morais Neto</text:span></text:p></draw:text-box></draw:frame><draw:frame draw:style-name="fr3" draw:name="Frame3" text:anchor-type="paragraph" svg:width="17cm" style:rel-width="100%" draw:z-index="2"><draw:text-box fo:min-height="0.499cm"><text:p text:style-name="P7">Professor Fábio Carneiro Mokarzel</text:p><text:p text:style-name="P6">São José dos Campos</text:p><text:p text:style-name="P6"><text:span text:style-name="T29">09</text:span>/0<text:span text:style-name="T29">6</text:span>/2019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Sumário</text:p>
          </text:index-title>
          <text:p text:style-name="P40"><text:a xlink:type="simple" xlink:href="#__RefHeading___Toc4589_3785003142" text:style-name="Index_20_Link" text:visited-style-name="Index_20_Link">1 Introdução<text:tab/>2</text:a></text:p>
          <text:p text:style-name="P40"><text:a xlink:type="simple" xlink:href="#__RefHeading___Toc30592_4136500693" text:style-name="Index_20_Link" text:visited-style-name="Index_20_Link">2 Tabela de símbolos<text:tab/>2</text:a></text:p>
          <text:p text:style-name="P40"><text:a xlink:type="simple" xlink:href="#__RefHeading___Toc30594_4136500693" text:style-name="Index_20_Link" text:visited-style-name="Index_20_Link">3 Regras semânticas<text:tab/>3</text:a></text:p>
          <text:p text:style-name="P40"><text:a xlink:type="simple" xlink:href="#__RefHeading___Toc30596_4136500693" text:style-name="Index_20_Link" text:visited-style-name="Index_20_Link">4 Erros semânticos<text:tab/>6</text:a></text:p>
          <text:p text:style-name="P40"><text:a xlink:type="simple" xlink:href="#__RefHeading___Toc30598_4136500693" text:style-name="Index_20_Link" text:visited-style-name="Index_20_Link">5 Testes<text:tab/>7</text:a></text:p>
          <text:p text:style-name="P40"><text:a xlink:type="simple" xlink:href="#__RefHeading___Toc4609_3785003142" text:style-name="Index_20_Link" text:visited-style-name="Index_20_Link">Referências<text:tab/>8</text:a></text:p>
        </text:index-body>
      </text:table-of-content>
      <text:list xml:id="list2438346844" text:style-name="Outline">
        <text:list-item>
          <text:h text:style-name="P33" text:outline-level="1"><text:bookmark-start text:name="__RefHeading___Toc4589_3785003142"/>Introdução<text:bookmark-end text:name="__RefHeading___Toc4589_3785003142"/></text:h>
        </text:list-item>
      </text:list>
      <text:p text:style-name="P2">Este trabalho intenciona a escrita e o teste de <text:span text:style-name="T7">um analisador </text:span><text:span text:style-name="T11">semântico </text:span><text:span text:style-name="T7">para a linguagem de programação COMP-ITA 2019 </text:span><text:span text:style-name="T7"><text:bookmark-ref text:reference-format="number" text:ref-name="__RefNumPara__3976_3785003142">[1]</text:bookmark-ref></text:span><text:span text:style-name="T7">. </text:span><text:span text:style-name="T8">Implementa-se uma solução que processa </text:span><text:span text:style-name="T9">um </text:span><text:span text:style-name="T8">programa escrito na tal linguagem, </text:span><text:span text:style-name="T19">captura sua árvore sintática, opera sobre ela e </text:span><text:span text:style-name="T21">imprime (i) a tabela de símbolos do programa e (ii) todos os erros semânticos encontrados, segundo uma listagem de regras semânticas especificadas pela linguagem.</text:span></text:p>
      <text:p text:style-name="P4"><text:span text:style-name="T6">Para o desenvolvimento, usou-se a linguagem de programação </text:span><text:span text:style-name="T25">typescript</text:span><text:span text:style-name="T18"> com o analisador léxico </text:span><text:span text:style-name="T23">Moo</text:span><text:span text:style-name="T18"> </text:span><text:span text:style-name="T18"><text:bookmark-ref text:reference-format="number" text:ref-name="__RefNumPara__5145_1818725916">[3]</text:bookmark-ref></text:span><text:span text:style-name="T18"><text:s/></text:span><text:span text:style-name="T21">e o </text:span><text:span text:style-name="T20">analisador sintático </text:span><text:span text:style-name="T24">Nearley </text:span><text:span text:style-name="T20"><text:bookmark-ref text:reference-format="number" text:ref-name="__RefNumPara__28606_129266990">[4]</text:bookmark-ref></text:span><text:span text:style-name="T18">. </text:span><text:span text:style-name="T21">A análise semântica foi empreendida por pós-processamento da árvore sintática, completamente usando a linguagem de programação mencionada, sem ajuda de bibliotecas externas.</text:span></text:p>
      <text:p text:style-name="P5"><text:span text:style-name="T18">As seções seguintes se estruturam de maneira </text:span><text:span text:style-name="T22">a apresentar, em linhas gerais, a estratégia adotada para a análise e os resultados obtidos com a execução sobre programas-teste.</text:span></text:p>
      <text:list xml:id="list195054985745206" text:continue-numbering="true" text:style-name="Outline">
        <text:list-item>
          <text:h text:style-name="P34" text:outline-level="1"><text:bookmark-start text:name="__RefHeading___Toc30592_4136500693"/>Tabela de símbolos<text:bookmark-end text:name="__RefHeading___Toc30592_4136500693"/></text:h>
        </text:list-item>
      </text:list>
      <text:p text:style-name="P22">Definiu-se um “escopo” para cada função e um escopo “global” acima dos primeiros. Quando um símbolo é inserido, deve-se especificar em qual escopo ele estará. Também, quando um símbolo é pesquisado, especifica-se o escopo pela qual a busca iniciará e, caso o símbolo não esteja no tal escopo, o escopo global é pesquisado.</text:p>
      <text:p text:style-name="P27"><text:span text:style-name="T30">A tabela foi representada por uma classe, cuja interface é como ilustrado pela </text:span><text:span text:style-name="T30"><text:sequence-ref text:reference-format="category-and-value" text:ref-name="refListagem0">Listagem 1</text:sequence-ref></text:span><text:span text:style-name="T30">:</text:span></text:p>
      <text:p text:style-name="Horizontal_20_Line"/>
      <text:p text:style-name="P11"><text:span text:style-name="T31">export</text:span> <text:span text:style-name="T31">interface</text:span> <text:span text:style-name="T34">SymbolTable</text:span> {</text:p>
      <text:p text:style-name="P17"/>
      <text:p text:style-name="P13">        <text:span text:style-name="T35">createLocalScope</text:span><text:span text:style-name="T40">(functionObj</text:span><text:span text:style-name="T32">:</text:span><text:span text:style-name="T40"> </text:span><text:span text:style-name="T35">IFunction</text:span><text:span text:style-name="T40">)</text:span><text:span text:style-name="T32">:</text:span><text:span text:style-name="T40"> </text:span><text:span text:style-name="T35">LocalScope</text:span></text:p>
      <text:p text:style-name="P17"/>
      <text:p text:style-name="P13">        <text:span text:style-name="T35">registerSymbol</text:span><text:span text:style-name="T40">(inScope</text:span><text:span text:style-name="T32">:</text:span><text:span text:style-name="T40"> </text:span><text:span text:style-name="T35">IScope</text:span><text:span text:style-name="T40">, symbol</text:span><text:span text:style-name="T32">:</text:span><text:span text:style-name="T40"> </text:span><text:span text:style-name="T35">ISymbol</text:span><text:span text:style-name="T40">)</text:span><text:span text:style-name="T32">:</text:span><text:span text:style-name="T40"> </text:span><text:span text:style-name="T36">void</text:span></text:p>
      <text:p text:style-name="P17"/>
      <text:p text:style-name="P13">        <text:span text:style-name="T38">/**</text:span></text:p>
      <text:p text:style-name="P15">         <text:span text:style-name="T40">* </text:span></text:p>
      <text:p text:style-name="P13"><text:span text:style-name="T37">         </text:span><text:span text:style-name="T38">* </text:span><text:span text:style-name="T32">@param</text:span><text:span text:style-name="T38"> fromScope Scope to begin the search. Also searches the global scope later, </text:span></text:p>
      <text:p text:style-name="P15">         <text:span text:style-name="T40">* if not found in local scope</text:span></text:p>
      <text:p text:style-name="P13"><text:span text:style-name="T37">         </text:span><text:span text:style-name="T38">* </text:span><text:span text:style-name="T32">@param</text:span><text:span text:style-name="T38"> symbolName </text:span></text:p>
      <text:p text:style-name="P13"><text:span text:style-name="T37">         </text:span><text:span text:style-name="T38">* </text:span><text:span text:style-name="T32">@param</text:span><text:span text:style-name="T38"> dontFollowScopes If `true`, will search </text:span><text:span text:style-name="T39">*only*</text:span><text:span text:style-name="T38"> in the requested scope</text:span></text:p>
      <text:p text:style-name="P15">         <text:span text:style-name="T40">*/</text:span></text:p>
      <text:p text:style-name="P13">        <text:span text:style-name="T35">getSymbolEntry</text:span><text:span text:style-name="T40">(</text:span></text:p>
      <text:p text:style-name="P13">                <text:span text:style-name="T40">fromScope</text:span><text:span text:style-name="T32">:</text:span><text:span text:style-name="T40"> </text:span><text:span text:style-name="T35">IScope</text:span><text:span text:style-name="T40">,</text:span></text:p>
      <text:p text:style-name="P13"><text:soft-page-break/>                <text:span text:style-name="T40">symbolName</text:span><text:span text:style-name="T32">:</text:span><text:span text:style-name="T40"> </text:span><text:span text:style-name="T36">string</text:span><text:span text:style-name="T40">,</text:span></text:p>
      <text:p text:style-name="P13">                <text:span text:style-name="T40">dontFollowScopes</text:span><text:span text:style-name="T32">:</text:span><text:span text:style-name="T40"> </text:span><text:span text:style-name="T36">boolean</text:span></text:p>
      <text:p text:style-name="P13">        <text:span text:style-name="T40">)</text:span><text:span text:style-name="T32">:</text:span><text:span text:style-name="T40"> </text:span><text:span text:style-name="T35">ISymbol</text:span><text:span text:style-name="T40"> </text:span><text:span text:style-name="T32">|</text:span><text:span text:style-name="T40"> </text:span><text:span text:style-name="T36">null</text:span></text:p>
      <text:p text:style-name="P17"/>
      <text:p text:style-name="P13">        <text:span text:style-name="T35">getGlobalScope</text:span><text:span text:style-name="T40">()</text:span><text:span text:style-name="T32">:</text:span><text:span text:style-name="T40"> </text:span><text:span text:style-name="T35">GlobalScope</text:span><text:span text:style-name="T40"> </text:span><text:span text:style-name="T32">|</text:span><text:span text:style-name="T40"> </text:span><text:span text:style-name="T36">null</text:span></text:p>
      <text:p text:style-name="P17"/>
      <text:p text:style-name="P13">        <text:span text:style-name="T35">getLocalScope</text:span><text:span text:style-name="T40">(functionName</text:span><text:span text:style-name="T32">:</text:span><text:span text:style-name="T40"> </text:span><text:span text:style-name="T36">string</text:span><text:span text:style-name="T40">)</text:span><text:span text:style-name="T32">:</text:span><text:span text:style-name="T40"> </text:span><text:span text:style-name="T35">LocalScope</text:span><text:span text:style-name="T40"> </text:span><text:span text:style-name="T32">|</text:span><text:span text:style-name="T40"> </text:span><text:span text:style-name="T36">null</text:span></text:p>
      <text:p text:style-name="P17"/>
      <text:p text:style-name="P17"><text:span text:style-name="T33">}</text:span></text:p>
      <text:p text:style-name="Horizontal_20_Line"/>
      <text:p text:style-name="P26"><text:span text:style-name="T41">Listagem </text:span><text:span text:style-name="T41"><text:sequence text:ref-name="refListagem0" text:name="Listagem" text:formula="ooow:Listagem+1" style:num-format="1">1</text:sequence></text:span><text:span text:style-name="T41">: Interface da tabela de símbolos</text:span></text:p>
      <text:p text:style-name="P18"/>
      <text:p text:style-name="P18">Observa-se que a tabela não armazena dados que requeiram processamento posterior para serem resolvidos – como contagem de referências a símbolos e <text:span text:style-name="T12">flags</text:span><text:span text:style-name="T15"> para indicar se foram inicializados ou não. A tabela meramente possibilita encontrar, a partir de um escopo e um nome de símbolo, o símbolo correspondente (identificador ou função).</text:span></text:p>
      <text:p text:style-name="P18"><text:span text:style-name="T15"/></text:p>
      <text:list xml:id="list195055578985113" text:continue-numbering="true" text:style-name="Outline">
        <text:list-item>
          <text:h text:style-name="P35" text:outline-level="1"><text:bookmark-start text:name="__RefHeading___Toc30594_4136500693"/>Regras semânticas<text:bookmark-end text:name="__RefHeading___Toc30594_4136500693"/></text:h>
        </text:list-item>
      </text:list>
      <text:p text:style-name="P24"><text:span text:style-name="T43">Todas as regras semânticas definidas pela especificação da linguagem COMPITA-2019 foram representadas por classes. A </text:span><text:span text:style-name="T43"><text:sequence-ref text:reference-format="category-and-value" text:ref-name="refListagem1">Listagem 2</text:sequence-ref></text:span><text:span text:style-name="T43"><text:s/>enumera todas as classes necessárias para completa cobertura de todas as regras pretendidas (o corpo de cada classe foi removido para enfatizar somente o nome de cada uma):</text:span></text:p>
      <text:p text:style-name="P41"/>
      <text:p text:style-name="P14">/**</text:p>
      <text:p text:style-name="P14">* There must be one, and only one, main function</text:p>
      <text:p text:style-name="P14">*/</text:p>
      <text:p text:style-name="P10"><text:span text:style-name="T31">export</text:span> <text:span text:style-name="T31">class</text:span> <text:span text:style-name="T34">UniqueMainFunction</text:span> { }</text:p>
      <text:p text:style-name="P16"/>
      <text:p text:style-name="P14">/**</text:p>
      <text:p text:style-name="P14">* If a variable is referenced somewhere, it must have</text:p>
      <text:p text:style-name="P14">* been declared</text:p>
      <text:p text:style-name="P14">*/</text:p>
      <text:p text:style-name="P10"><text:span text:style-name="T31">export</text:span> <text:span text:style-name="T31">class</text:span> <text:span text:style-name="T34">DeclareBeforeUse</text:span> { }</text:p>
      <text:p text:style-name="P16"/>
      <text:p text:style-name="P14">/**</text:p>
      <text:p text:style-name="P14">* A function call (either a CALL or inside an expression) </text:p>
      <text:p text:style-name="P14">* cannot be done if the symbol is not a function</text:p>
      <text:p text:style-name="P14">* (for example, an int is not callable)</text:p>
      <text:p text:style-name="P14">*/</text:p>
      <text:p text:style-name="P10"><text:span text:style-name="T31">export</text:span> <text:span text:style-name="T31">class</text:span> <text:span text:style-name="T34">IfCalledThenIsFunction</text:span> { }</text:p>
      <text:p text:style-name="P16"/>
      <text:p text:style-name="P14">/**</text:p>
      <text:p text:style-name="P10"><text:span text:style-name="T37">* CALL x() cannot have `x` being a non-void function</text:span></text:p>
      <text:p text:style-name="P14">*/</text:p>
      <text:p text:style-name="P10"><text:span text:style-name="T31">export</text:span> <text:span text:style-name="T31">class</text:span> <text:span text:style-name="T34">CallStatementMustReturnVoid</text:span> { }</text:p>
      <text:p text:style-name="P16"><text:soft-page-break/></text:p>
      <text:p text:style-name="P14">/**</text:p>
      <text:p text:style-name="P10"><text:span text:style-name="T37">* Forbidden to declare `void x`</text:span></text:p>
      <text:p text:style-name="P14">*/</text:p>
      <text:p text:style-name="P10"><text:span text:style-name="T31">export</text:span> <text:span text:style-name="T31">class</text:span> <text:span text:style-name="T34">NoVoidIdentifier</text:span> { }</text:p>
      <text:p text:style-name="P16"/>
      <text:p text:style-name="P14">/**</text:p>
      <text:p text:style-name="P14">* Operators (+, *, &amp;&amp;, ||, ~, !) must have operands</text:p>
      <text:p text:style-name="P14">* whose types are acceptable</text:p>
      <text:p text:style-name="P14">*/</text:p>
      <text:p text:style-name="P10"><text:span text:style-name="T31">export</text:span> <text:span text:style-name="T31">class</text:span> <text:span text:style-name="T34">OperandsCompatibleWithOperators</text:span> { }</text:p>
      <text:p text:style-name="P16"/>
      <text:p text:style-name="P14">/**</text:p>
      <text:p text:style-name="P10"><text:span text:style-name="T37">* Forbidden to declare `int x[0]`</text:span></text:p>
      <text:p text:style-name="P14">*/</text:p>
      <text:p text:style-name="P10"><text:span text:style-name="T31">export</text:span> <text:span text:style-name="T31">class</text:span> <text:span text:style-name="T34">PositiveVectorDimensions</text:span> { }</text:p>
      <text:p text:style-name="P16"/>
      <text:p text:style-name="P14">/**</text:p>
      <text:p text:style-name="P14">* If a variable is declared, it must be initialized</text:p>
      <text:p text:style-name="P14">* (i.e. be the target of an assignment or a Read)</text:p>
      <text:p text:style-name="P14">* and must be referenced (read from)</text:p>
      <text:p text:style-name="P14">*/</text:p>
      <text:p text:style-name="P10"><text:span text:style-name="T31">export</text:span> <text:span text:style-name="T31">class</text:span> <text:span text:style-name="T34">IfDeclaredThenMustInitializeAndReference</text:span> { }</text:p>
      <text:p text:style-name="P16"/>
      <text:p text:style-name="P14">/**</text:p>
      <text:p text:style-name="P10"><text:span text:style-name="T37">* If `x &lt;- y`, the type of `y` must be assignable</text:span></text:p>
      <text:p text:style-name="P10"><text:span text:style-name="T37">* to the type of `x`</text:span></text:p>
      <text:p text:style-name="P14">*/</text:p>
      <text:p text:style-name="P10"><text:span text:style-name="T31">export</text:span> <text:span text:style-name="T31">class</text:span> <text:span text:style-name="T34">AssignmentTypeCompatibility</text:span> { }</text:p>
      <text:p text:style-name="P16"/>
      <text:p text:style-name="P14">/**</text:p>
      <text:p text:style-name="P10"><text:span text:style-name="T37">* If declared `int x[1, 2]` then must access it</text:span></text:p>
      <text:p text:style-name="P10"><text:span text:style-name="T37">* as `x[i1, i2]` (i.e. there must be 2 subscripts)</text:span></text:p>
      <text:p text:style-name="P14">*/</text:p>
      <text:p text:style-name="P10"><text:span text:style-name="T31">export</text:span> <text:span text:style-name="T31">class</text:span> <text:span text:style-name="T34">IndexingDimensionsMustMatch</text:span> { }</text:p>
      <text:p text:style-name="P16"/>
      <text:p text:style-name="P14">/**</text:p>
      <text:p text:style-name="P14">* Branching commands must have a logical expression</text:p>
      <text:p text:style-name="P14">* as their 'condition'</text:p>
      <text:p text:style-name="P14">*/</text:p>
      <text:p text:style-name="P10"><text:span text:style-name="T31">export</text:span> <text:span text:style-name="T31">class</text:span> <text:span text:style-name="T34">IfWhileDoForMustHaveLogicalExpressions</text:span> { }</text:p>
      <text:p text:style-name="P16"/>
      <text:p text:style-name="P14">/**</text:p>
      <text:p text:style-name="P14">* A FOR command must be initialized by an int scalar</text:p>
      <text:p text:style-name="P14">* variable</text:p>
      <text:p text:style-name="P14">*/</text:p>
      <text:p text:style-name="P10"><text:span text:style-name="T31">export</text:span> <text:span text:style-name="T31">class</text:span> <text:span text:style-name="T34">ForMustBeInitializedByScalar</text:span> { }</text:p>
      <text:p text:style-name="P16"/>
      <text:p text:style-name="P14"><text:soft-page-break/>/**</text:p>
      <text:p text:style-name="P10"><text:span text:style-name="T37">* If `x` is used to initialize a FOR, then</text:span></text:p>
      <text:p text:style-name="P10"><text:span text:style-name="T37">* its increment variable must also be `x`</text:span></text:p>
      <text:p text:style-name="P14">*/</text:p>
      <text:p text:style-name="P10"><text:span text:style-name="T31">export</text:span> <text:span text:style-name="T31">class</text:span> <text:span text:style-name="T34">ForInitializerMustMatchIncrement</text:span> { }</text:p>
      <text:p text:style-name="P16"/>
      <text:p text:style-name="P14">/**</text:p>
      <text:p text:style-name="P10"><text:span text:style-name="T37">* Forbidden to use `x[expression]` if the resolved</text:span></text:p>
      <text:p text:style-name="P10"><text:span text:style-name="T37">* type of `expression` is not assignable to int</text:span></text:p>
      <text:p text:style-name="P14">* (int or char)</text:p>
      <text:p text:style-name="P14">*/</text:p>
      <text:p text:style-name="P10"><text:span text:style-name="T31">export</text:span> <text:span text:style-name="T31">class</text:span> <text:span text:style-name="T34">MustIndexWithIntLikeExpressions</text:span> { }</text:p>
      <text:p text:style-name="P16"/>
      <text:p text:style-name="P14">/**</text:p>
      <text:p text:style-name="P14">* Inside an expression, no subexpression may have</text:p>
      <text:p text:style-name="P10"><text:span text:style-name="T37">* a void type. For example, if `void x() {...}`</text:span></text:p>
      <text:p text:style-name="P10"><text:span text:style-name="T37">* then it is forbidden to have `1 + x()` since</text:span></text:p>
      <text:p text:style-name="P10"><text:span text:style-name="T37">* the type of `x` invocation is void</text:span></text:p>
      <text:p text:style-name="P14">*/</text:p>
      <text:p text:style-name="P10"><text:span text:style-name="T31">export</text:span> <text:span text:style-name="T31">class</text:span> <text:span text:style-name="T34">ExpressionDoesNotAdmitVoidCalls</text:span> { }</text:p>
      <text:p text:style-name="P16"/>
      <text:p text:style-name="P14">/**</text:p>
      <text:p text:style-name="P14">* No variable or function or parameter may have the</text:p>
      <text:p text:style-name="P14">* same name as the program</text:p>
      <text:p text:style-name="P14">*/</text:p>
      <text:p text:style-name="P10"><text:span text:style-name="T31">export</text:span> <text:span text:style-name="T31">class</text:span> <text:span text:style-name="T34">NoClashWithProgramName</text:span> { }</text:p>
      <text:p text:style-name="P16"/>
      <text:p text:style-name="P14">/**</text:p>
      <text:p text:style-name="P14">* A function name cannot be passed as argument to </text:p>
      <text:p text:style-name="P14">* a function, or used as expression anywhere</text:p>
      <text:p text:style-name="P14">*/</text:p>
      <text:p text:style-name="P10"><text:span text:style-name="T31">export</text:span> <text:span text:style-name="T31">class</text:span> <text:span text:style-name="T34">NoFunctionPointers</text:span> { }</text:p>
      <text:p text:style-name="P16"/>
      <text:p text:style-name="P14">/**</text:p>
      <text:p text:style-name="P10"><text:span text:style-name="T37">* If a function is declared with `n` arguments,</text:span></text:p>
      <text:p text:style-name="P10"><text:span text:style-name="T37">* are calls to it must specify `n` arguments</text:span></text:p>
      <text:p text:style-name="P14">*/</text:p>
      <text:p text:style-name="P10"><text:span text:style-name="T31">export</text:span> <text:span text:style-name="T31">class</text:span> <text:span text:style-name="T34">ArgumentCountsMustMatch</text:span> { }</text:p>
      <text:p text:style-name="P16"/>
      <text:p text:style-name="P14">/**</text:p>
      <text:p text:style-name="P14">* For each argument in a function call, its</text:p>
      <text:p text:style-name="P14">* type must be compatible with the type</text:p>
      <text:p text:style-name="P14">* specified in the function signature</text:p>
      <text:p text:style-name="P14">*/</text:p>
      <text:p text:style-name="P10"><text:span text:style-name="T31">export</text:span> <text:span text:style-name="T31">class</text:span> <text:span text:style-name="T34">ArgumentTypesMustBeCompatible</text:span> { }</text:p>
      <text:p text:style-name="P16"/>
      <text:p text:style-name="P14">/**</text:p>
      <text:p text:style-name="P14">* The type of a return statement must be assignable</text:p>
      <text:p text:style-name="P14"><text:soft-page-break/>* to the function's return type</text:p>
      <text:p text:style-name="P14">*/</text:p>
      <text:p text:style-name="P10"><text:span text:style-name="T31">export</text:span> <text:span text:style-name="T31">class</text:span> <text:span text:style-name="T34">ReturnStatementMustMatchFunctionType</text:span> { }</text:p>
      <text:p text:style-name="P16"/>
      <text:p text:style-name="P14">/**</text:p>
      <text:p text:style-name="P14">* Either direct or indirect recursion is</text:p>
      <text:p text:style-name="P14">* forbidden</text:p>
      <text:p text:style-name="P14">*/</text:p>
      <text:p text:style-name="P10"><text:span text:style-name="T31">export</text:span> <text:span text:style-name="T31">class</text:span> <text:span text:style-name="T34">RecursiveCallsAreNotSupported</text:span> { }</text:p>
      <text:p text:style-name="P16"/>
      <text:p text:style-name="Horizontal_20_Line"/>
      <text:p text:style-name="P25"><text:span text:style-name="T42">Listagem </text:span><text:span text:style-name="T42"><text:sequence text:ref-name="refListagem1" text:name="Listagem" text:formula="ooow:Listagem+1" style:num-format="1">2</text:sequence></text:span><text:span text:style-name="T42">: Todas as regras semânticas da linguagem, representadas por classes</text:span></text:p>
      <text:list xml:id="list195054573017843" text:continue-numbering="true" text:style-name="Outline">
        <text:list-item>
          <text:h text:style-name="P36" text:outline-level="1"><text:bookmark-start text:name="__RefHeading___Toc30596_4136500693"/>Erros semânticos<text:bookmark-end text:name="__RefHeading___Toc30596_4136500693"/></text:h>
        </text:list-item>
      </text:list>
      <text:p text:style-name="P28">Assim como se definiram as regras semânticas, também todos os possíveis erros semânticos (oriundos de transgressões às supracitadas regras) foram representados por classes, como na <text:sequence-ref text:reference-format="category-and-value" text:ref-name="refListagem2">Listagem 3</text:sequence-ref>. <text:span text:style-name="T44">Cada erro armazena o nó da árvore sintática em que ele ocorreu, e é capaz de informar a posição no código-fonte onde há o problema.</text:span></text:p>
      <text:p text:style-name="Horizontal_20_Line"/>
      <text:p text:style-name="P10"><text:span text:style-name="T31">export</text:span> <text:span text:style-name="T31">interface</text:span> <text:span text:style-name="T34">CodeLocalization</text:span> {</text:p>
      <text:p text:style-name="P12">        <text:span text:style-name="T40">line</text:span><text:span text:style-name="T32">:</text:span><text:span text:style-name="T40"> </text:span><text:span text:style-name="T36">number</text:span></text:p>
      <text:p text:style-name="P12">        <text:span text:style-name="T40">col</text:span><text:span text:style-name="T32">:</text:span><text:span text:style-name="T40"> </text:span><text:span text:style-name="T36">number</text:span></text:p>
      <text:p text:style-name="P10">}</text:p>
      <text:p text:style-name="P16"/>
      <text:p text:style-name="P10"><text:span text:style-name="T31">export</text:span> <text:span text:style-name="T31">interface</text:span> <text:span text:style-name="T34">CodeRange</text:span> {</text:p>
      <text:p text:style-name="P12">        <text:span text:style-name="T40">begin</text:span><text:span text:style-name="T32">:</text:span><text:span text:style-name="T40"> </text:span><text:span text:style-name="T35">CodeLocalization</text:span></text:p>
      <text:p text:style-name="P12">        <text:span text:style-name="T40">end</text:span><text:span text:style-name="T32">:</text:span><text:span text:style-name="T40"> </text:span><text:span text:style-name="T35">CodeLocalization</text:span></text:p>
      <text:p text:style-name="P10">}</text:p>
      <text:p text:style-name="P16"/>
      <text:p text:style-name="P10"><text:span text:style-name="T31">export</text:span> <text:span text:style-name="T31">interface</text:span> <text:span text:style-name="T34">SemanticalError</text:span> {</text:p>
      <text:p text:style-name="P12">        <text:span text:style-name="T40">message</text:span><text:span text:style-name="T32">:</text:span><text:span text:style-name="T40"> </text:span><text:span text:style-name="T36">string</text:span></text:p>
      <text:p text:style-name="P12">        <text:span text:style-name="T40">where</text:span><text:span text:style-name="T32">:</text:span><text:span text:style-name="T40"> </text:span><text:span text:style-name="T35">ASTNode</text:span></text:p>
      <text:p text:style-name="P12">        <text:span text:style-name="T35">localize</text:span><text:span text:style-name="T40">(backmap</text:span><text:span text:style-name="T32">:</text:span><text:span text:style-name="T40"> </text:span><text:span text:style-name="T35">Backmap</text:span><text:span text:style-name="T40">)</text:span><text:span text:style-name="T32">:</text:span><text:span text:style-name="T40"> </text:span><text:span text:style-name="T35">CodeRange</text:span></text:p>
      <text:p text:style-name="P10">}</text:p>
      <text:p text:style-name="P16"/>
      <text:p text:style-name="P10"><text:span text:style-name="T31">export</text:span> <text:span text:style-name="T31">class</text:span> <text:span text:style-name="T34">DuplicateDeclaration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MissingMainFunction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Undeclared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NotAFunction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NonVoidCall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VoidIdentifier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IncompatibleType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NonPositiveVectorDimension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NotInitialized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NotReferenced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MismatchingDimensionality</text:span> <text:span text:style-name="T31">implements</text:span> <text:span text:style-name="T34">SemanticalError</text:span> { }</text:p>
      <text:p text:style-name="P10"><text:soft-page-break/><text:span text:style-name="T31">export</text:span> <text:span text:style-name="T31">class</text:span> <text:span text:style-name="T34">UnexpectedForInitialization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UnrelatedForIncrement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WrongIndexingType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VoidInExpression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SameNameAsProgram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FunctionPointerReference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ArgumentCountMismatch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NonVoidFunctionReturnsNothing</text:span> <text:span text:style-name="T31">implements</text:span> <text:span text:style-name="T34">SemanticalError</text:span> { }</text:p>
      <text:p text:style-name="P10"><text:span text:style-name="T31">export</text:span> <text:span text:style-name="T31">class</text:span> <text:span text:style-name="T34">RecursiveCall</text:span> <text:span text:style-name="T31">implements</text:span> <text:span text:style-name="T34">SemanticalError</text:span> { }</text:p>
      <text:p text:style-name="P42"/>
      <text:p text:style-name="P23">Listagem <text:sequence text:ref-name="refListagem2" text:name="Listagem" text:formula="ooow:Listagem+1" style:num-format="1">3</text:sequence>: Erros semânticos representados por classes</text:p>
      <text:list xml:id="list195054773206895" text:continue-numbering="true" text:style-name="Outline">
        <text:list-item>
          <text:h text:style-name="P37" text:outline-level="1"><text:bookmark-start text:name="__RefHeading___Toc30598_4136500693"/>Testes<text:bookmark-end text:name="__RefHeading___Toc30598_4136500693"/></text:h>
        </text:list-item>
      </text:list>
      <text:p text:style-name="P29">Escreveu-se um programa a partir do <text:span text:style-name="T12">AnaliseDeTexto</text:span><text:span text:style-name="T15"> fornecido pelo professor. Ele foi expandido para conter exemplos de transgressão a todas as regras semânticas especificadas. </text:span></text:p>
      <text:p text:style-name="P31"><text:span text:style-name="T16">No total, o programa contém 60 casos de transgressão devidamente identificados e localizados no código-fonte. Por brevidade, disponibiliza-se o link </text:span><text:a xlink:type="simple" xlink:href="https://aptlimepublishers.megatron0000.repl.co/" text:style-name="Internet_20_link" text:visited-style-name="Visited_20_Internet_20_Link"><text:span text:style-name="T16">https://aptlimepublishers.megatron0000.repl.co</text:span></text:a><text:span text:style-name="T16">, em que se pode examinar o programa-fonte e o resultado da análise semântica, bem como visualizar a tabela de símbolos do programa.</text:span></text:p>
      <text:p text:style-name="P30"><text:span text:style-name="T16">O</text:span><text:span text:style-name="T15">bserva-que a listagem da tabela de símbolos (contida no link) é propositalmente “vaga”: a tabela, como já dito, não armazena informações que dizem respeito a regras semânticas (como contagem de referências a um símbolo), porque essas informações são calculadas pelas classes que verificam a obediência às regras. Nem armazena o tipo de cada símbolo, pois essa informação é obtida da árvore de sintaxe abstrata.</text:span></text:p>
      <text:list xml:id="list195055907501838" text:continue-numbering="true" text:style-name="Outline">
        <text:list-header>
          <text:h text:style-name="P38" text:outline-level="1" text:is-list-header="true"><text:bookmark-start text:name="__RefHeading___Toc4609_3785003142"/>Referências<text:bookmark-end text:name="__RefHeading___Toc4609_3785003142"/></text:h>
        </text:list-header>
      </text:list>
      <text:p text:style-name="P3"/>
      <text:list xml:id="list249748311" text:style-name="L3">
        <text:list-item>
          <text:p text:style-name="P20"><text:bookmark-start text:name="__RefNumPara__3976_3785003142"/>Mokarzel, F. C.<text:span text:style-name="T1"> L</text:span><text:span text:style-name="T3">inguagem COMP-ITA 2019</text:span>. <text:span text:style-name="T27">Especificação formal de uma linguagem de programação utilizada na </text:span>disciplina CES-41 do Instituto Tecnológico de Aeronáutica, 2019.<text:bookmark-end text:name="__RefNumPara__3976_3785003142"/></text:p>
        </text:list-item>
        <text:list-item>
          <text:p text:style-name="P21"><text:bookmark-start text:name="__RefNumPara__5143_1818725916"/>Mokarzel, F. C. <text:span text:style-name="T5">4</text:span><text:span text:style-name="T1">º Laboratório de CES-41/2019</text:span>. Roteiro do laboratório <text:span text:style-name="T45">4</text:span> da disciplina CES-41 do Instituto Tecnológico de Aeronáutica, 2019.<text:bookmark-end text:name="__RefNumPara__5143_1818725916"/></text:p>
        </text:list-item>
        <text:list-item>
          <text:p text:style-name="P19"><text:bookmark-start text:name="__RefNumPara__5145_1818725916"/><text:span text:style-name="T26">Radvan, T. </text:span><text:span text:style-name="T2">Moo</text:span><text:span text:style-name="T26">. Analisador léxico escrito em </text:span><text:span text:style-name="T13">javascript</text:span><text:span text:style-name="T17">. Repositório em: &lt;https://github.com/no-context/moo&gt;. Acesso em 04/03/2019.</text:span><text:bookmark-end text:name="__RefNumPara__5145_1818725916"/></text:p>
        </text:list-item>
        <text:list-item>
          <text:p text:style-name="P19"><text:bookmark-start text:name="__RefNumPara__28606_129266990"/>Hardmath123. <text:span text:style-name="T4">Nearley</text:span><text:span text:style-name="T10">. Analisador sintático em </text:span><text:span text:style-name="T14">javascript</text:span><text:span text:style-name="T20">. Repositório em: &lt;https://github.com/vihanb/nearley&gt;. Acesso em 09/04/2019.</text:span><text:bookmark-end text:name="__RefNumPara__28606_12926699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Prime Code" svg:font-family="'Courier Prime Code'"/>
    <style:font-face style:name="Lohit Devanagari1" svg:font-family="'Lohit Devanagari'"/>
    <style:font-face style:name="Segoe UI" svg:font-family="'Segoe UI', Tahoma, Geneva, Verdana, sans-serif, 'Arial Narrow', Arial, sans-serif"/>
    <style:font-face style:name="Courier New" svg:font-family="'Courier New'" style:font-family-generic="modern"/>
    <style:font-face style:name="Liberation Serif1" svg:font-family="'Liberation Serif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ficação" style:family="paragraph" style:parent-style-name="Caption">
      <style:paragraph-properties fo:margin-top="0.21cm" fo:margin-bottom="0.7cm" loext:contextual-spacing="false"/>
      <style:text-properties fo:font-size="10pt"/>
    </style:style>
    <style:style style:name="Figura" style:family="paragraph" style:parent-style-name="Caption">
      <style:text-properties fo:font-size="10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text-align="center" style:justify-single-word="false" fo:keep-with-next="always"/>
      <style:text-properties fo:font-size="20pt" style:font-size-asian="2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agem" style:family="paragraph" style:parent-style-name="Caption"/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76cm" fo:text-indent="-0.776cm" fo:margin-left="0.776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85cm" fo:text-indent="-0.78cm" fo:margin-left="2.685cm"/>
        </style:list-level-properties>
        <style:text-properties style:font-name="Symbol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8cm" fo:text-indent="-0.78cm" fo:margin-left="0.78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15:30.874449377</meta:creation-date>
    <dc:date>2019-06-09T19:50:54.080649321</dc:date>
    <meta:editing-duration>PT15H41M15S</meta:editing-duration>
    <meta:editing-cycles>247</meta:editing-cycles>
    <meta:generator>LibreOffice/6.0.7.3$Linux_X86_64 LibreOffice_project/00m0$Build-3</meta:generator>
    <meta:document-statistic meta:table-count="0" meta:image-count="0" meta:object-count="0" meta:page-count="8" meta:paragraph-count="198" meta:word-count="1396" meta:character-count="9413" meta:non-whitespace-character-count="8003"/>
  </office:meta>
</office:document-meta>
</file>